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1000002309C82AA982E9D15B0.png" manifest:media-type="image/png"/>
  <manifest:file-entry manifest:full-path="Pictures/10000201000001FB000002307276EFF583B1703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39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gr7" style:family="graphic" style:parent-style-name="standard">
      <style:graphic-properties svg:stroke-color="#eb613d" draw:fill="solid" draw:fill-color="#f5793a" draw:textarea-horizontal-align="justify" draw:textarea-vertical-align="middle" draw:auto-grow-height="false" fo:min-height="1.335cm" fo:min-width="6.485cm" draw:shadow="visible" draw:shadow-offset-x="-0.212cm" draw:shadow-offset-y="0.212cm" draw:shadow-opacity="50%"/>
    </style:style>
    <style:style style:name="gr8" style:family="graphic" style:parent-style-name="standard">
      <style:graphic-properties draw:fill="solid" draw:fill-color="#85c0f9" draw:textarea-horizontal-align="justify" draw:textarea-vertical-align="middle" draw:auto-grow-height="false" fo:min-height="0.94cm" fo:min-width="6.882cm"/>
    </style:style>
    <style:style style:name="gr9" style:family="graphic" style:parent-style-name="standard">
      <style:graphic-properties draw:fill="solid" draw:fill-color="#0f2080" draw:textarea-horizontal-align="justify" draw:textarea-vertical-align="middle" draw:auto-grow-height="false" fo:min-height="0.94cm" fo:min-width="7.0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5793a"/>
      <style:paragraph-properties fo:text-align="center"/>
      <style:text-properties fo:font-size="14pt" fo:font-weight="bold" style:font-size-asian="18pt" style:font-weight-asian="bold" style:font-size-complex="18pt" style:font-weight-complex="bold"/>
    </style:style>
    <style:style style:name="P8" style:family="paragraph">
      <loext:graphic-properties draw:fill="solid" draw:fill-color="#85c0f9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solid" draw:fill-color="#0f2080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846cm" svg:height="0.646cm" svg:x="4.727cm" svg:y="2.397cm">
          <draw:text-box>
            <text:p text:style-name="P1"><text:span text:style-name="T1"><text:a xlink:href="https://venngage.com/blog/color-blind-friendly-palette/" xlink:type="simple">https://venngage.com/blog/color-blind-friendly-palette/</text:a></text:span></text:p>
          </draw:text-box>
        </draw:frame>
        <draw:frame draw:style-name="gr2" draw:text-style-name="P3" draw:layer="layout" svg:width="13.413cm" svg:height="14.816cm" svg:x="1.273cm" svg:y="6.556cm">
          <draw:image xlink:href="Pictures/10000201000001FB000002307276EFF583B17030.png" xlink:type="simple" xlink:show="embed" xlink:actuate="onLoad">
            <text:p/>
          </draw:image>
        </draw:frame>
        <draw:frame draw:style-name="gr2" draw:text-style-name="P3" draw:layer="layout" svg:width="6.799cm" svg:height="14.816cm" svg:x="14.648cm" svg:y="6.588cm">
          <draw:image xlink:href="Pictures/1000020100000101000002309C82AA982E9D15B0.png" xlink:type="simple" xlink:show="embed" xlink:actuate="onLoad">
            <text:p/>
          </draw:image>
        </draw:frame>
        <draw:frame draw:style-name="gr3" draw:text-style-name="P4" draw:layer="layout" svg:width="2.72cm" svg:height="0.963cm" svg:x="1.762cm" svg:y="5.498cm">
          <draw:text-box>
            <text:p>F5793A</text:p>
          </draw:text-box>
        </draw:frame>
        <draw:frame draw:style-name="gr4" draw:text-style-name="P5" draw:layer="layout" svg:width="2.826cm" svg:height="0.962cm" svg:x="5.159cm" svg:y="5.372cm">
          <draw:text-box>
            <text:p>A95AA1</text:p>
          </draw:text-box>
        </draw:frame>
        <draw:frame draw:style-name="gr5" draw:text-style-name="P5" draw:layer="layout" svg:width="2.754cm" svg:height="0.962cm" svg:x="8.059cm" svg:y="5.372cm">
          <draw:text-box>
            <text:p>85C0F9</text:p>
          </draw:text-box>
        </draw:frame>
        <draw:frame draw:style-name="gr6" draw:text-style-name="P5" draw:layer="layout" svg:width="2.648cm" svg:height="0.962cm" svg:x="11.259cm" svg:y="5.372cm">
          <draw:text-box>
            <text:p>0F2080</text:p>
          </draw:text-box>
        </draw:frame>
        <draw:frame draw:style-name="gr3" draw:text-style-name="P4" draw:layer="layout" svg:width="3.038cm" svg:height="0.963cm" svg:x="14.98cm" svg:y="5.318cm">
          <draw:text-box>
            <text:p>BDB8AD</text:p>
          </draw:text-box>
        </draw:frame>
        <draw:custom-shape draw:style-name="gr7" draw:text-style-name="P7" draw:layer="layout" svg:width="6.985cm" svg:height="1.585cm" svg:x="1.635cm" svg:y="22.402cm">
          <text:p text:style-name="P6"><text:span text:style-name="T2">FilterSecurity</text:span><text:span text:style-name="T2"><text:line-break/></text:span><text:span text:style-name="T2">Intercepto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7.382cm" svg:height="1.19cm" svg:x="10.525cm" svg:y="22.416cm">
          <text:p text:style-name="P6"><text:span text:style-name="T3">SecurityContextHolde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7.532cm" svg:height="1.19cm" svg:x="10.652cm" svg:y="24.956cm">
          <text:p text:style-name="P6"><text:span text:style-name="T3">SecurityMetadataSource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2.682cm" svg:height="0.962cm" svg:x="18.78cm" svg:y="22.717cm">
          <draw:text-box>
            <text:p>3465A4</text:p>
          </draw:text-box>
        </draw:frame>
        <draw:frame draw:style-name="gr10" draw:text-style-name="P5" draw:layer="layout" svg:width="2.86cm" svg:height="0.962cm" svg:x="4.048cm" svg:y="21.374cm">
          <draw:text-box>
            <text:p>EB613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9T20:37:41.923029000</meta:creation-date>
    <dc:date>2020-02-19T21:30:49.273456431</dc:date>
    <meta:editing-duration>PT52M58S</meta:editing-duration>
    <meta:editing-cycles>3</meta:editing-cycles>
    <meta:generator>LibreOffice/6.0.7.3$Linux_X86_64 LibreOffice_project/00m0$Build-3</meta:generator>
    <meta:document-statistic meta:object-count="13"/>
  </office:meta>
</office:document-meta>
</file>